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41cm" fo:min-width="3.6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53cm" svg:stroke-color="#071423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71423" draw:marker-start-width="0.279cm" draw:marker-end-width="0.279cm" draw:fill-color="#071423" draw:opacity="0%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svg:stroke-color="#07142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41a32" draw:fill-color="#275793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71423" draw:opacity="0%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275793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28cm" svg:height="3.491cm" draw:transform="rotate (-0.000872664625997355) translate (6.082cm 11.5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8cm" svg:height="0.962cm" svg:x="6.397cm" svg:y="12.773cm">
          <draw:text-box>
            <text:p>MSL probe</text:p>
          </draw:text-box>
        </draw:frame>
        <draw:line draw:style-name="gr3" draw:text-style-name="P3" draw:layer="layout" svg:x1="7.985cm" svg:y1="10.307cm" svg:x2="10.207cm" svg:y2="10.307cm">
          <text:p/>
        </draw:line>
        <draw:custom-shape draw:style-name="gr4" draw:text-style-name="P4" draw:layer="layout" svg:width="1.27cm" svg:height="1.27cm" svg:x="6.297cm" svg:y="9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6.615cm" svg:y1="9.255cm" svg:x2="7.301cm" svg:y2="10.296cm">
          <text:p/>
        </draw:line>
        <draw:line draw:style-name="gr5" draw:text-style-name="P3" draw:layer="layout" svg:x1="6.615cm" svg:y1="10.296cm" svg:x2="7.301cm" svg:y2="9.255cm">
          <text:p/>
        </draw:line>
        <draw:line draw:style-name="gr3" draw:text-style-name="P3" draw:layer="layout" svg:x1="7.972cm" svg:y1="10.325cm" svg:x2="7.985cm" svg:y2="8.62cm">
          <text:p/>
        </draw:line>
        <draw:frame draw:style-name="gr2" draw:text-style-name="P6" draw:layer="layout" svg:width="0.786cm" svg:height="0.878cm" svg:x="9.891cm" svg:y="10.08cm">
          <draw:text-box>
            <text:p text:style-name="P5"><text:span text:style-name="T1">y</text:span></text:p>
          </draw:text-box>
        </draw:frame>
        <draw:frame draw:style-name="gr2" draw:text-style-name="P6" draw:layer="layout" svg:width="0.786cm" svg:height="0.878cm" svg:x="7.985cm" svg:y="8.302cm">
          <draw:text-box>
            <text:p text:style-name="P5"><text:span text:style-name="T1">x</text:span></text:p>
          </draw:text-box>
        </draw:frame>
        <draw:frame draw:style-name="gr2" draw:text-style-name="P6" draw:layer="layout" svg:width="0.786cm" svg:height="0.878cm" svg:x="6.485cm" svg:y="8.302cm">
          <draw:text-box>
            <text:p text:style-name="P5"><text:span text:style-name="T1">z</text:span></text:p>
          </draw:text-box>
        </draw:frame>
        <draw:frame draw:style-name="gr2" draw:text-style-name="P2" draw:layer="layout" svg:width="11.682cm" svg:height="0.962cm" svg:x="3.222cm" svg:y="7.023cm">
          <draw:text-box>
            <text:p>MSL probe: fields orientation (port view)</text:p>
          </draw:text-box>
        </draw:frame>
        <draw:custom-shape draw:style-name="gr6" draw:text-style-name="P7" draw:layer="layout" svg:width="1.27cm" svg:height="1.27cm" svg:x="8.637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21:55:17.151996999</meta:creation-date>
    <dc:date>2024-04-26T22:06:59.573907468</dc:date>
    <meta:editing-duration>PT1M12S</meta:editing-duration>
    <meta:editing-cycles>1</meta:editing-cycles>
    <meta:document-statistic meta:object-count="12"/>
    <meta:generator>LibreOffice/7.3.7.2$Linux_X86_64 LibreOffice_project/30$Build-2</meta:generator>
  </office:meta>
</office:document-meta>
</file>